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4902in" fo:margin-right="0in" fo:text-indent="0in" style:auto-text-indent="false"/>
      <style:text-properties fo:font-weight="bold" style:font-weight-asian="bold" style:font-weight-complex="bold"/>
    </style:style>
    <style:style style:name="P2" style:family="paragraph" style:parent-style-name="Standard" style:list-style-name="L4"/>
    <style:style style:name="P3" style:family="paragraph" style:parent-style-name="Standard" style:list-style-name="L5"/>
    <style:style style:name="P4" style:family="paragraph" style:parent-style-name="Standard" style:list-style-name="L6"/>
    <style:style style:name="P5" style:family="paragraph" style:parent-style-name="Standard" style:list-style-name="L8"/>
    <style:style style:name="P6" style:family="paragraph" style:parent-style-name="Standard" style:list-style-name="L9"/>
    <style:style style:name="P7" style:family="paragraph" style:parent-style-name="Standard" style:list-style-name="L10">
      <style:text-properties fo:color="#000099" fo:font-weight="normal" style:font-weight-asian="normal" style:font-weight-complex="normal"/>
    </style:style>
    <style:style style:name="P8" style:family="paragraph" style:parent-style-name="Standard" style:list-style-name="L2">
      <style:text-properties fo:color="#000099"/>
    </style:style>
    <style:style style:name="P9" style:family="paragraph" style:parent-style-name="Standard" style:list-style-name="L3">
      <style:text-properties fo:color="#000099"/>
    </style:style>
    <style:style style:name="P10" style:family="paragraph" style:parent-style-name="Standard">
      <style:text-properties fo:color="#ff6600" fo:font-weight="normal" style:font-weight-asian="normal" style:font-weight-complex="normal"/>
    </style:style>
    <style:style style:name="P11" style:family="paragraph" style:parent-style-name="Standard" style:list-style-name="L10">
      <style:text-properties fo:color="#ff6600" fo:font-weight="normal" style:font-weight-asian="normal" style:font-weight-complex="normal"/>
    </style:style>
    <style:style style:name="P12" style:family="paragraph" style:parent-style-name="Standard" style:list-style-name="L1">
      <style:text-properties fo:color="#000080"/>
    </style:style>
    <style:style style:name="P13" style:family="paragraph" style:parent-style-name="Standard" style:list-style-name="L1">
      <style:text-properties fo:color="#ff3300"/>
    </style:style>
    <style:style style:name="P14" style:family="paragraph" style:parent-style-name="Standard">
      <style:paragraph-properties fo:margin-left="0in" fo:margin-right="0in" fo:text-indent="0in" style:auto-text-indent="false"/>
      <style:text-properties fo:font-weight="bold" style:font-weight-asian="bold" style:font-weight-complex="bold"/>
    </style:style>
    <style:style style:name="P15" style:family="paragraph" style:parent-style-name="Standard">
      <style:paragraph-properties fo:margin-left="0.4902in" fo:margin-right="0in" fo:text-indent="0in" style:auto-text-indent="false"/>
    </style:style>
    <style:style style:name="P16" style:family="paragraph" style:parent-style-name="Standard">
      <style:paragraph-properties fo:margin-left="0.4902in" fo:margin-right="0in" fo:text-indent="0in" style:auto-text-indent="fals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02in" fo:text-indent="-0.25in" fo:margin-left="2.9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02in" fo:text-indent="-0.25in" fo:margin-left="3.2402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1">LEGENDA:</text:p>
      <text:list xml:id="list9001229606878928785" text:style-name="L10">
        <text:list-item>
          <text:p text:style-name="P7">AZUL: o que já foi feito</text:p>
        </text:list-item>
        <text:list-item>
          <text:p text:style-name="P11">LARANJA: esta em andamento</text:p>
        </text:list-item>
      </text:list>
      <text:p text:style-name="P10"/>
      <text:p text:style-name="P1">Módulo Pedido de Revenda</text:p>
      <text:list xml:id="list589381405963995012" text:style-name="L1">
        <text:list-item>
          <text:p text:style-name="P12">O menu deverá oferecer possibilidades do usuário acessar os 3 tipo de pedidos: venda por representação, revenda e compras/encomendas, sendo que cada perfil de usário irá vizualizar um tipo diferente de acordo com suas responsabilidades.</text:p>
        </text:list-item>
        <text:list-item>
          <text:p text:style-name="P12">Construir tela identica a tela de pedidos por representação. Os campos deverão ter as mesmas validações que a inclusão de pedidos por representação.</text:p>
        </text:list-item>
        <text:list-item>
          <text:p text:style-name="P12">Os pedidos de revenda, compra e representação serão distinguidos por um campo na tabela de pedidos com os mesmos nomes, assim o vendedor saberá com que tipo de pedido irá trabalhar.</text:p>
        </text:list-item>
        <text:list-item>
          <text:p text:style-name="P13">O sistema poderá verificar automaticamente quais itens estão faltanto no estoque, e se faltar algum o pedido irá para o estado de "pendência" e entrará na lista de "encomendas" que o departamento de compras fará, sendo que aqui, apenas o departamento de compras terá acesso a esses pedidos.</text:p>
        </text:list-item>
        <text:list-item>
          <text:p text:style-name="P13">Caso todos os itens do pedido existam no estoque o sistema deverá encaminhar o pedido para o estado de "liberado para empacotamento", sendo que aqui <text:s/>apenas os empacotadores terão acesso a esses pedidos.</text:p>
        </text:list-item>
      </text:list>
      <text:p text:style-name="Standard"/>
      <text:p text:style-name="P1">Módulo Encomenda de Itens</text:p>
      <text:list xml:id="list3494208389974464483" text:style-name="L8">
        <text:list-item>
          <text:p text:style-name="P5">Uma encomenda será gerada quando o vendedor efetuar um revenda e enviar o pedido. Nesse momento o sistema vai verificar se o item existe no estoque, e caso não exista, vai cadastrar um item para como "encomenda", para que o comprador identifique e efetue uma compra.</text:p>
        </text:list-item>
        <text:list-item>
          <text:p text:style-name="P5">Após o envio o pedido de revenda que não contenha todos os itens no estoque, ele será cadastrado no sistema como "encomenda pendente", mas ficará em aberto para o departamento de compras monitora-lo.</text:p>
        </text:list-item>
        <text:list-item>
          <text:p text:style-name="P5">O departamento de compras terá uma tela de pesquisa dos itens necessário para encomendar e concluir a revenda.</text:p>
        </text:list-item>
        <text:list-item>
          <text:p text:style-name="P5">O departamento de compras também terá uma tela para cadastrar os pedidos contendo os itens que estão em pendencia de encomenda, assim, ao final do cadastro teremos um novo pedido de compra, que será acessado no módulo de compras.</text:p>
        </text:list-item>
        <text:list-item>
          <text:p text:style-name="P5">Os itens do pedido que estão no estoque deverão ser "reservados" para um determinado pedido e removida sua quantidade do total do estoque.</text:p>
        </text:list-item>
      </text:list>
      <text:p text:style-name="P1"/>
      <text:p text:style-name="P1">Módulo Pedido de Compra</text:p>
      <text:list xml:id="list4770190048137251093" text:style-name="L2">
        <text:list-item>
          <text:p text:style-name="P8">O usuário irá acessar a opção de pedido de comprar do menu para disparar um pedido para o fornecedor que serão as representadas cadastradas no sistema. O comportamento deverá ser identico a tela de pedidos por representação existente.</text:p>
        </text:list-item>
        <text:list-item>
          <text:p text:style-name="P8">Após o envio o pedido deverá ir para o estado "compra com pendencia", mas ficará em aberto para o departamento de compras monitorá-lo.</text:p>
        </text:list-item>
        <text:list-item>
          <text:p text:style-name="P8">O departamento de comprar terá uma tela de pesquisa dos pedidos que estão como "pendentes" de compra, mas ainda não foram entregues pelo fornecedor.</text:p>
        </text:list-item>
        <text:list-item>
          <text:p text:style-name="P8">Existirá um relatório de compras onde serão listados os valores que cada comprador efetuou para cada fornecedor, e ao final, uma totalização do que foi comprado em um determinado período.</text:p>
        </text:list-item>
      </text:list>
      <text:p text:style-name="Standard"/>
      <text:p text:style-name="P1">Módulo Recepção da Encomendas</text:p>
      <text:list xml:id="list415042997839779817" text:style-name="L5">
        <text:list-item>
          <text:p text:style-name="P3">Construir uma tela em que o usuário insere no estoque os itens das encomendas para aquele <text:soft-page-break/>determinado fornecedor. Essa tela poderá ser análoga a tela de pedidos existente, porém ela deverá permitir que o usuário edite os itens recebidos e suas quantidades, já os itens que não foram entregues ele poderá remover do pedido.</text:p>
        </text:list-item>
        <text:list-item>
          <text:p text:style-name="P3">Caso o pedido de compra/encomenda tenha algum item faltando ele permanecerá como "compra pendente" para o caso em que o fornecedor entregue em lotes diferentes. Caso o pedido tenha todos os itens entregues o pedido será aceito como "compra entregue" e sumirá da lista de compras.</text:p>
        </text:list-item>
      </text:list>
      <text:p text:style-name="Standard"/>
      <text:p text:style-name="P1">Módulo Controle de Estoque</text:p>
      <text:list xml:id="list4130057932967503507" text:style-name="L3">
        <text:list-item>
          <text:p text:style-name="P9">Existirá uma tela em que o usuário poderá efetuar consultas no estoque através da forma e material desejado, sendo que nessa mesma tela será permitido a inclusão e edição dos itens do estoque. </text:p>
        </text:list-item>
        <text:list-item>
          <text:p text:style-name="P9">Existirá um relatório listando os itens que estão zerados no estoque ordenados pelas forma e materiail do que eles são feitos.</text:p>
        </text:list-item>
        <text:list-item>
          <text:p text:style-name="P9">Todos os itens dos pedidos de compra serão incluídos no estoque de acordo com a seguinte regra abaixo:</text:p>
        </text:list-item>
        <text:list-item>
          <text:p text:style-name="P9"><text:span text:style-name="T2">Regra 1</text:span>: uma vez criado um item ele nunca será removido do cadastro, o que poderá ser feito será seu cancelamento, assim, não será listado em relatórios de estoque um item cancelado.</text:p>
        </text:list-item>
        <text:list-item>
          <text:p text:style-name="P9"><text:span text:style-name="T2">Regra 2</text:span>: durante a inclusão de um item comprado o sistema pesquisará todos os itens contendo a mesmas forma e material, fará uma comparação das dimensões para ver se são identicos. O sistema não fará distinção entre itens com medidas cuja diferença seja igual ou inferior a 1 mm, por exemplo: um tudo de 1120 mm de comprimento será identico a um item 1121 mm de comprimento. Se encontrou o item no estoque ele acrescentará a quantidade do novo item e vai recalcular o valor médio de todos eles (essa estratégia é comum no mercado de sistema de controle de estoque), bem como recalcular os valores médios das alíquotas de IPI e ICMS.</text:p>
        </text:list-item>
        <text:list-item>
          <text:p text:style-name="P9"><text:span text:style-name="T2">Regra 3</text:span>: os únicos campos de um item de estoque capazes de serem editados serão: quantidade, preço, IPI e ICMS. Caso contrário, se o usuário tentar alterar uma dimensão de um item, o sistema entenderá que o usuário deseja incluir um novo item, por exemplo: se o usuário tentar alterar o comprimento de uma barra redonda de acrilico (BR – ACRIL 100 x 2000 mm) para (BR – ACRIL 100 x 3000 mm), o sistema entenderá que é uma nova barra e fará a inclusão das quantidades desse novo item no estoque. Isso ocorre pois o estoque deve sempre expandir seus ítens e nunca ter seu catálogo reduzido.</text:p>
        </text:list-item>
        <text:list-item>
          <text:p text:style-name="P9"><text:span text:style-name="T2">Regra 4</text:span>: apenas o administrador terá poderes para reconfigurar o estoque, por exemplo: em uma auditoria foi verificado que no sistema indica uma quantidade de 100 tubos, mas no estoque existe 120. Então o adiministrador fará essa reconfiguração.</text:p>
        </text:list-item>
      </text:list>
      <text:p text:style-name="Standard"/>
      <text:p text:style-name="P1">Módulo Conferência de Estoque (desabilitado)</text:p>
      <text:list xml:id="list2369419759079696425" text:style-name="L9">
        <text:list-item>
          <text:p text:style-name="P6">O procedimento de conferência de estoque poderá ser feito manualmente ou automarizado pelos sistema, sendo essa ultima opção a que trará maiores benefícios de implementação.</text:p>
        </text:list-item>
        <text:list-item>
          <text:p text:style-name="P6">No caso em que essa funcionalidade seja automatizada, a conferência de estoque será realizada apenas quando o pedido estiver como "pendencia" pois de outro modo ele irá imediatamente para o "empacotamento".</text:p>
        </text:list-item>
        <text:list-item>
          <text:p text:style-name="P6">O usuário vai interagir nessa etápa apenas para dar baixa nos pedidos em "pendencia" e enviá-los para o empacotamento. Para isso o usuário terá uma tela de consulta dos pedidos em pedência que o direcionará para outra tela em que efetuará a baixa dos itens. Nesse ponto os itens do pedido serão enviados para "reserva" e a baixa no estoque será efetuada.</text:p>
        </text:list-item>
        <text:list-item>
          <text:p text:style-name="P6">Relatório de conteúdo de estoque listando a quantidade de item e o valor médio por ele. Essa pesquisa será feita pela forma do item e material do que ele é feito.</text:p>
        </text:list-item>
      </text:list>
      <text:p text:style-name="Standard"/>
      <text:p text:style-name="P1">Módulo Empacotamento</text:p>
      <text:list xml:id="list1153241706580508841" text:style-name="L4">
        <text:list-item>
          <text:p text:style-name="P2"><text:soft-page-break/>Construir uma tela em que o usuário terá a listagens de pedidos para empacotamento.</text:p>
        </text:list-item>
        <text:list-item>
          <text:p text:style-name="P2">Construir uma tela em que o empacotador vizualiza o pedido e seus itens, essa tela será análoga a tela de pedidos já existente. Essa tela terá um botão para dar baixa nos itens empacotados no pedido. Assim que o empacotamento for finalizado o pedido irá para o estado de "finalizado" e os itens que foram reservador serão removidos do sistema.</text:p>
        </text:list-item>
        <text:list-item>
          <text:p text:style-name="P2">Construir um espaço nessa tela de empacotamento para o caso em que o empacotador recorte uma peça, uma nova peça seja incluída no estoque (ESSE É O PONTO MAIS COMPLICADO DESSE MÓDULO) . Porém, no caso de peça-padrão o empacotador dará a baixa imediatamente.</text:p>
        </text:list-item>
      </text:list>
      <text:p text:style-name="Standard"/>
      <text:p text:style-name="P1">Módulo Monitoramento de escassez de estoque</text:p>
      <text:list xml:id="list1905325786551755644" text:style-name="L6">
        <text:list-item>
          <text:p text:style-name="P4">Construir um mecânismo que agendará uma rotina para verificar o número de peças críticas no estoque e emitir sinais de alerta para o departamento de compras indicando que algumas delas est'ao acabando ou em falta.</text:p>
        </text:list-item>
        <text:list-item>
          <text:p text:style-name="P4">Construir uma tela para configurar quais formas/peças de materiais serão monitoradas para o caso de escassez do estoque.</text:p>
        </text:list-item>
        <text:list-item>
          <text:p text:style-name="P4">Os emails de alerta serão disparados para todos aqueles usários ativos e configurados como compradores de materiais. Também será configurada a frequência com que os emails serão disparados. A rotina de monitoramento será disparada sempre após o horário de expediente, preferivelmente às madrugada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itle"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29M10S</meta:editing-duration>
    <meta:editing-cycles>84</meta:editing-cycles>
    <meta:generator>OpenOffice/4.1.1$Win32 OpenOffice.org_project/411m6$Build-9775</meta:generator>
    <dc:date>2015-02-24T21:04:59.45</dc:date>
    <dc:creator>Vinicius Fernandes</dc:creator>
    <meta:document-statistic meta:table-count="0" meta:image-count="0" meta:object-count="0" meta:page-count="3" meta:paragraph-count="44" meta:word-count="1349" meta:character-count="7941"/>
    <meta:user-defined meta:name="Info 1"/>
    <meta:user-defined meta:name="Info 2"/>
    <meta:user-defined meta:name="Info 3"/>
    <meta:user-defined meta:name="Info 4"/>
  </office:meta>
</office:document-meta>
</file>